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291in"/>
    </style:style>
    <style:style style:name="co2" style:family="table-column">
      <style:table-column-properties fo:break-before="auto" style:column-width="0.942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c0c0c0"/>
    </style:style>
    <style:style style:name="ce2" style:family="table-cell" style:parent-style-name="Default">
      <style:table-cell-properties fo:background-color="#23ff23"/>
    </style:style>
    <style:style style:name="ce3" style:family="table-cell" style:parent-style-name="Default">
      <style:table-cell-properties fo:background-color="#ff6633"/>
    </style:style>
    <style:style style:name="ce4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00ffff"/>
    </style:style>
    <style:style style:name="ce6" style:family="table-cell" style:parent-style-name="Default" style:data-style-name="N60">
      <style:table-cell-properties fo:background-color="#c0c0c0"/>
    </style:style>
    <style:style style:name="ce7" style:family="table-cell" style:parent-style-name="Default" style:data-style-name="N60"/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number-columns-repeated="2" table:default-cell-style-name="Default"/>
        <table:table-column table:style-name="co3" table:default-cell-style-name="ce1"/>
        <table:table-column table:style-name="co3" table:number-columns-repeated="3" table:default-cell-style-name="Default"/>
        <table:table-column table:style-name="co3" table:default-cell-style-name="ce1"/>
        <table:table-column table:style-name="co3" table:number-columns-repeated="2" table:default-cell-style-name="Default"/>
        <table:table-column table:style-name="co3" table:default-cell-style-name="ce1"/>
        <table:table-column table:style-name="co3" table:number-columns-repeated="3" table:default-cell-style-name="Default"/>
        <table:table-column table:style-name="co3" table:default-cell-style-name="ce1"/>
        <table:table-column table:style-name="co3" table:default-cell-style-name="ce9"/>
        <table:table-column table:style-name="co3" table:default-cell-style-name="ce1"/>
        <table:table-column table:style-name="co3" table:default-cell-style-name="ce9"/>
        <table:table-column table:style-name="co3" table:default-cell-style-name="Default"/>
        <table:table-row table:style-name="ro1">
          <table:table-cell/>
          <table:table-cell table:style-name="ce4" office:value-type="string" calcext:value-type="string" table:number-columns-spanned="6" table:number-rows-spanned="1">
            <text:p>results</text:p>
          </table:table-cell>
          <table:covered-table-cell table:number-columns-repeated="2"/>
          <table:covered-table-cell table:style-name="Default"/>
          <table:covered-table-cell table:number-columns-repeated="2"/>
          <table:table-cell/>
          <table:table-cell table:style-name="ce4" office:value-type="string" calcext:value-type="string" table:number-columns-spanned="6" table:number-rows-spanned="1">
            <text:p>times</text:p>
          </table:table-cell>
          <table:covered-table-cell table:number-columns-repeated="2"/>
          <table:covered-table-cell table:style-name="Default"/>
          <table:covered-table-cell table:number-columns-repeated="2"/>
          <table:table-cell/>
          <table:table-cell table:style-name="ce4" office:value-type="string" calcext:value-type="string">
            <text:p>nodes</text:p>
          </table:table-cell>
          <table:table-cell table:style-name="Default" table:number-columns-repeated="3"/>
          <table:table-cell office:value-type="string" calcext:value-type="string">
            <text:p>total enumeration</text:p>
          </table:table-cell>
        </table:table-row>
        <table:table-row table:style-name="ro1">
          <table:table-cell/>
          <table:table-cell table:style-name="Default" office:value-type="string" calcext:value-type="string">
            <text:p>MISDPl</text:p>
          </table:table-cell>
          <table:table-cell office:value-type="string" calcext:value-type="string">
            <text:p>A07l</text:p>
          </table:table-cell>
          <table:table-cell office:value-type="string" calcext:value-type="string">
            <text:p>Ao8l</text:p>
          </table:table-cell>
          <table:table-cell table:style-name="Default" office:value-type="string" calcext:value-type="string">
            <text:p>MISPr</text:p>
          </table:table-cell>
          <table:table-cell office:value-type="string" calcext:value-type="string">
            <text:p>A07r</text:p>
          </table:table-cell>
          <table:table-cell office:value-type="string" calcext:value-type="string">
            <text:p>A08r</text:p>
          </table:table-cell>
          <table:table-cell/>
          <table:table-cell table:style-name="Default" office:value-type="string" calcext:value-type="string">
            <text:p>MISDPl</text:p>
          </table:table-cell>
          <table:table-cell office:value-type="string" calcext:value-type="string">
            <text:p>A07l</text:p>
          </table:table-cell>
          <table:table-cell office:value-type="string" calcext:value-type="string">
            <text:p>Ao8l</text:p>
          </table:table-cell>
          <table:table-cell table:style-name="Default" office:value-type="string" calcext:value-type="string">
            <text:p>MISPr</text:p>
          </table:table-cell>
          <table:table-cell office:value-type="string" calcext:value-type="string">
            <text:p>A07r</text:p>
          </table:table-cell>
          <table:table-cell office:value-type="string" calcext:value-type="string">
            <text:p>A08r</text:p>
          </table:table-cell>
          <table:table-cell/>
          <table:table-cell table:style-name="ce8" office:value-type="string" calcext:value-type="string" table:number-columns-spanned="2" table:number-rows-spanned="1">
            <text:p>l</text:p>
          </table:table-cell>
          <table:covered-table-cell table:style-name="Default" office:value-type="string" calcext:value-type="string">
            <text:p>l</text:p>
          </table:covered-table-cell>
          <table:table-cell table:style-name="ce8" office:value-type="string" calcext:value-type="string" table:number-columns-spanned="2" table:number-rows-spanned="1">
            <text:p>r</text:p>
          </table:table-cell>
          <table:covered-table-cell table:style-name="Default"/>
          <table:table-cell/>
        </table:table-row>
        <table:table-row table:style-name="ro1">
          <table:table-cell table:style-name="ce1" office:value-type="string" calcext:value-type="string">
            <text:p>$\mathcal{N}(0,1)$</text:p>
          </table:table-cell>
          <table:table-cell table:style-name="ce1" office:value-type="float" office:value="0.424201951" calcext:value-type="float">
            <text:p>0.424201951</text:p>
          </table:table-cell>
          <table:table-cell table:style-name="ce6" office:value-type="float" office:value="-0.0000128608904" calcext:value-type="float">
            <text:p>-1.29E-005</text:p>
          </table:table-cell>
          <table:table-cell table:style-name="ce1"/>
          <table:table-cell office:value-type="float" office:value="-55.7626607" calcext:value-type="float">
            <text:p>-55.7626607</text:p>
          </table:table-cell>
          <table:table-cell table:style-name="ce1" office:value-type="float" office:value="-68.4975206" calcext:value-type="float">
            <text:p>-68.4975206</text:p>
          </table:table-cell>
          <table:table-cell table:style-name="ce1" table:number-columns-repeated="2"/>
          <table:table-cell office:value-type="float" office:value="2876.1" calcext:value-type="float">
            <text:p>2876.1</text:p>
          </table:table-cell>
          <table:table-cell table:style-name="ce1" office:value-type="float" office:value="1.2" calcext:value-type="float">
            <text:p>1.2</text:p>
          </table:table-cell>
          <table:table-cell table:style-name="ce1"/>
          <table:table-cell office:value-type="float" office:value="1483.6" calcext:value-type="float">
            <text:p>1483.6</text:p>
          </table:table-cell>
          <table:table-cell table:style-name="ce1" office:value-type="float" office:value="2.1" calcext:value-type="float">
            <text:p>2.1</text:p>
          </table:table-cell>
          <table:table-cell table:style-name="ce1" table:number-columns-repeated="2"/>
          <table:table-cell office:value-type="float" office:value="66115" calcext:value-type="float">
            <text:p>66115</text:p>
          </table:table-cell>
          <table:table-cell table:style-name="ce1" table:formula="of:=[.P3]/[.T3]" office:value-type="float" office:value="0.463945377738481" calcext:value-type="float">
            <text:p>0.4639453777</text:p>
          </table:table-cell>
          <table:table-cell office:value-type="float" office:value="24709" calcext:value-type="float">
            <text:p>24709</text:p>
          </table:table-cell>
          <table:table-cell table:formula="of:=[.R3]/[.T3]" office:value-type="float" office:value="0.17338919063057" calcext:value-type="float">
            <text:p>0.1733891906</text:p>
          </table:table-cell>
          <table:table-cell office:value-type="float" office:value="142506" calcext:value-type="float">
            <text:p>142506</text:p>
          </table:table-cell>
        </table:table-row>
        <table:table-row table:style-name="ro1">
          <table:table-cell office:value-type="string" calcext:value-type="string">
            <text:p>$\mathcal{N}(0,1)$</text:p>
          </table:table-cell>
          <table:table-cell office:value-type="float" office:value="7.63326747" calcext:value-type="float">
            <text:p>7.63326747</text:p>
          </table:table-cell>
          <table:table-cell office:value-type="float" office:value="2.22158905" calcext:value-type="float">
            <text:p>2.22158905</text:p>
          </table:table-cell>
          <table:table-cell/>
          <table:table-cell table:style-name="ce5" office:value-type="float" office:value="-72.9208949" calcext:value-type="float">
            <text:p>-72.9208949</text:p>
          </table:table-cell>
          <table:table-cell office:value-type="float" office:value="-91.0296366" calcext:value-type="float">
            <text:p>-91.0296366</text:p>
          </table:table-cell>
          <table:table-cell table:number-columns-repeated="2"/>
          <table:table-cell table:style-name="ce5" office:value-type="float" office:value="1414.6" calcext:value-type="float">
            <text:p>1414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5" office:value-type="float" office:value="1494.5" calcext:value-type="float">
            <text:p>1494.5</text:p>
          </table:table-cell>
          <table:table-cell office:value-type="float" office:value="9.1" calcext:value-type="float">
            <text:p>9.1</text:p>
          </table:table-cell>
          <table:table-cell table:number-columns-repeated="2"/>
          <table:table-cell table:style-name="Default" office:value-type="float" office:value="10619" calcext:value-type="float">
            <text:p>10619</text:p>
          </table:table-cell>
          <table:table-cell table:formula="of:=[.P4]/[.T4]" office:value-type="float" office:value="1.0747975708502" calcext:value-type="float">
            <text:p>1.0747975709</text:p>
          </table:table-cell>
          <table:table-cell table:style-name="Default" office:value-type="float" office:value="10049" calcext:value-type="float">
            <text:p>10049</text:p>
          </table:table-cell>
          <table:table-cell table:formula="of:=[.R4]/[.T4]" office:value-type="float" office:value="1.01710526315789" calcext:value-type="float">
            <text:p>1.0171052632</text:p>
          </table:table-cell>
          <table:table-cell office:value-type="float" office:value="9880" calcext:value-type="float">
            <text:p>9880</text:p>
          </table:table-cell>
        </table:table-row>
        <table:table-row table:style-name="ro1">
          <table:table-cell table:style-name="ce2" office:value-type="string" calcext:value-type="string">
            <text:p>$\mathcal{N}(0,1)$</text:p>
          </table:table-cell>
          <table:table-cell table:style-name="ce2"/>
          <table:table-cell table:style-name="ce2" table:formula="of:=([.C3]/[.B3]+[.C4]/[.B4])/2" office:value-type="float" office:value="0.145505030086074" calcext:value-type="float">
            <text:p>0.1455050301</text:p>
          </table:table-cell>
          <table:table-cell table:style-name="ce2" table:number-columns-repeated="2"/>
          <table:table-cell table:style-name="ce2" table:formula="of:=([.F3]/[.E3]+[.F4]/[.E4])/2" office:value-type="float" office:value="1.23835508698419" calcext:value-type="float">
            <text:p>1.238355087</text:p>
          </table:table-cell>
          <table:table-cell table:style-name="ce2" table:number-columns-repeated="2"/>
          <table:table-cell table:style-name="ce2" table:formula="of:=([.I3]+[.I4])/2" office:value-type="float" office:value="2145.35" calcext:value-type="float">
            <text:p>2145.35</text:p>
          </table:table-cell>
          <table:table-cell table:style-name="ce2" table:formula="of:=([.J3]+[.J4])/2" office:value-type="float" office:value="5.35" calcext:value-type="float">
            <text:p>5.35</text:p>
          </table:table-cell>
          <table:table-cell table:style-name="ce2"/>
          <table:table-cell table:style-name="ce2" table:formula="of:=([.L3]+[.L4])/2" office:value-type="float" office:value="1489.05" calcext:value-type="float">
            <text:p>1489.05</text:p>
          </table:table-cell>
          <table:table-cell table:style-name="ce2" table:formula="of:=([.M3]+[.M4])/2" office:value-type="float" office:value="5.6" calcext:value-type="float">
            <text:p>5.6</text:p>
          </table:table-cell>
          <table:table-cell table:style-name="ce2" table:number-columns-repeated="2"/>
          <table:table-cell table:style-name="ce2" table:formula="of:=([.P3]+[.P4])/2" office:value-type="float" office:value="38367" calcext:value-type="float">
            <text:p>38367</text:p>
          </table:table-cell>
          <table:table-cell table:style-name="ce2" table:formula="of:=([.Q3]+[.Q4])/2" office:value-type="float" office:value="0.769371474294342" calcext:value-type="float">
            <text:p>0.7693714743</text:p>
          </table:table-cell>
          <table:table-cell table:style-name="ce2" table:formula="of:=([.R3]+[.R4])/2" office:value-type="float" office:value="17379" calcext:value-type="float">
            <text:p>17379</text:p>
          </table:table-cell>
          <table:table-cell table:style-name="ce2" table:formula="of:=([.S3]+[.S4])/2" office:value-type="float" office:value="0.595247226894232" calcext:value-type="float">
            <text:p>0.5952472269</text:p>
          </table:table-cell>
          <table:table-cell/>
        </table:table-row>
        <table:table-row table:style-name="ro1">
          <table:table-cell table:style-name="ce1" office:value-type="string" calcext:value-type="string">
            <text:p>binary</text:p>
          </table:table-cell>
          <table:table-cell table:style-name="ce1" office:value-type="float" office:value="0.17250787" calcext:value-type="float">
            <text:p>0.17250787</text:p>
          </table:table-cell>
          <table:table-cell table:style-name="ce6" office:value-type="float" office:value="-0.00000324018654" calcext:value-type="float">
            <text:p>-3.24E-006</text:p>
          </table:table-cell>
          <table:table-cell table:style-name="ce1"/>
          <table:table-cell office:value-type="float" office:value="-41.347006" calcext:value-type="float">
            <text:p>-41.347006</text:p>
          </table:table-cell>
          <table:table-cell table:style-name="ce1" office:value-type="float" office:value="-59.5377476" calcext:value-type="float">
            <text:p>-59.5377476</text:p>
          </table:table-cell>
          <table:table-cell table:style-name="ce1" table:number-columns-repeated="2"/>
          <table:table-cell office:value-type="float" office:value="2765.7" calcext:value-type="float">
            <text:p>2765.7</text:p>
          </table:table-cell>
          <table:table-cell table:style-name="ce1" office:value-type="float" office:value="1.1" calcext:value-type="float">
            <text:p>1.1</text:p>
          </table:table-cell>
          <table:table-cell table:style-name="ce1"/>
          <table:table-cell office:value-type="float" office:value="3600" calcext:value-type="float">
            <text:p>3600</text:p>
          </table:table-cell>
          <table:table-cell table:style-name="ce1" office:value-type="float" office:value="1.3" calcext:value-type="float">
            <text:p>1.3</text:p>
          </table:table-cell>
          <table:table-cell table:style-name="ce1" table:number-columns-repeated="2"/>
          <table:table-cell office:value-type="float" office:value="90287" calcext:value-type="float">
            <text:p>90287</text:p>
          </table:table-cell>
          <table:table-cell table:formula="of:=[.P6]/[.T6]" office:value-type="float" office:value="0.633566305980099" calcext:value-type="float">
            <text:p>0.633566306</text:p>
          </table:table-cell>
          <table:table-cell office:value-type="float" office:value="137303" calcext:value-type="float">
            <text:p>137303</text:p>
          </table:table-cell>
          <table:table-cell table:formula="of:=[.R6]/[.T6]" office:value-type="float" office:value="0.963489256592705" calcext:value-type="float">
            <text:p>0.9634892566</text:p>
          </table:table-cell>
          <table:table-cell office:value-type="float" office:value="142506" calcext:value-type="float">
            <text:p>142506</text:p>
          </table:table-cell>
        </table:table-row>
        <table:table-row table:style-name="ro1">
          <table:table-cell office:value-type="string" calcext:value-type="string">
            <text:p>binary</text:p>
          </table:table-cell>
          <table:table-cell office:value-type="float" office:value="2.30121441" calcext:value-type="float">
            <text:p>2.30121441</text:p>
          </table:table-cell>
          <table:table-cell office:value-type="float" office:value="0.677460824" calcext:value-type="float">
            <text:p>0.677460824</text:p>
          </table:table-cell>
          <table:table-cell/>
          <table:table-cell table:style-name="ce5" office:value-type="float" office:value="-46.1479559" calcext:value-type="float">
            <text:p>-46.1479559</text:p>
          </table:table-cell>
          <table:table-cell office:value-type="float" office:value="-69.3327755" calcext:value-type="float">
            <text:p>-69.3327755</text:p>
          </table:table-cell>
          <table:table-cell table:number-columns-repeated="2"/>
          <table:table-cell table:style-name="ce5" office:value-type="float" office:value="1253.6" calcext:value-type="float">
            <text:p>1253.6</text:p>
          </table:table-cell>
          <table:table-cell office:value-type="float" office:value="9" calcext:value-type="float">
            <text:p>9</text:p>
          </table:table-cell>
          <table:table-cell/>
          <table:table-cell table:style-name="ce5" office:value-type="float" office:value="1572" calcext:value-type="float">
            <text:p>1572</text:p>
          </table:table-cell>
          <table:table-cell office:value-type="float" office:value="6.4" calcext:value-type="float">
            <text:p>6.4</text:p>
          </table:table-cell>
          <table:table-cell table:number-columns-repeated="2"/>
          <table:table-cell table:style-name="Default" office:value-type="float" office:value="11405" calcext:value-type="float">
            <text:p>11405</text:p>
          </table:table-cell>
          <table:table-cell table:formula="of:=[.P7]/[.T7]" office:value-type="float" office:value="1.15435222672065" calcext:value-type="float">
            <text:p>1.1543522267</text:p>
          </table:table-cell>
          <table:table-cell table:style-name="Default" office:value-type="float" office:value="17921" calcext:value-type="float">
            <text:p>17921</text:p>
          </table:table-cell>
          <table:table-cell table:formula="of:=[.R7]/[.T7]" office:value-type="float" office:value="1.81386639676113" calcext:value-type="float">
            <text:p>1.8138663968</text:p>
          </table:table-cell>
          <table:table-cell office:value-type="float" office:value="9880" calcext:value-type="float">
            <text:p>9880</text:p>
          </table:table-cell>
        </table:table-row>
        <table:table-row table:style-name="ro1">
          <table:table-cell table:style-name="ce2" office:value-type="string" calcext:value-type="string">
            <text:p>binary</text:p>
          </table:table-cell>
          <table:table-cell table:style-name="ce2"/>
          <table:table-cell table:style-name="ce2" table:formula="of:=([.C6]/[.B6]+[.C7]/[.B7])/2" office:value-type="float" office:value="0.147186980433015" calcext:value-type="float">
            <text:p>0.1471869804</text:p>
          </table:table-cell>
          <table:table-cell table:style-name="ce2" table:number-columns-repeated="2"/>
          <table:table-cell table:style-name="ce2" table:formula="of:=([.F6]/[.E6]+[.F7]/[.E7])/2" office:value-type="float" office:value="1.47117746524987" calcext:value-type="float">
            <text:p>1.4711774652</text:p>
          </table:table-cell>
          <table:table-cell table:style-name="ce2" table:number-columns-repeated="2"/>
          <table:table-cell table:style-name="ce2" table:formula="of:=([.I6]+[.I7])/2" office:value-type="float" office:value="2009.65" calcext:value-type="float">
            <text:p>2009.65</text:p>
          </table:table-cell>
          <table:table-cell table:style-name="ce2" table:formula="of:=([.J6]+[.J7])/2" office:value-type="float" office:value="5.05" calcext:value-type="float">
            <text:p>5.05</text:p>
          </table:table-cell>
          <table:table-cell table:style-name="ce2"/>
          <table:table-cell table:style-name="ce2" table:formula="of:=([.L6]+[.L7])/2" office:value-type="float" office:value="2586" calcext:value-type="float">
            <text:p>2586</text:p>
          </table:table-cell>
          <table:table-cell table:style-name="ce2" table:formula="of:=([.M6]+[.M7])/2" office:value-type="float" office:value="3.85" calcext:value-type="float">
            <text:p>3.85</text:p>
          </table:table-cell>
          <table:table-cell table:style-name="ce2" table:number-columns-repeated="2"/>
          <table:table-cell table:style-name="ce2" table:formula="of:=([.P6]+[.P7])/2" office:value-type="float" office:value="50846" calcext:value-type="float">
            <text:p>50846</text:p>
          </table:table-cell>
          <table:table-cell table:style-name="ce2" table:formula="of:=([.Q6]+[.Q7])/2" office:value-type="float" office:value="0.893959266350374" calcext:value-type="float">
            <text:p>0.8939592664</text:p>
          </table:table-cell>
          <table:table-cell table:style-name="ce2" table:formula="of:=([.R6]+[.R7])/2" office:value-type="float" office:value="77612" calcext:value-type="float">
            <text:p>77612</text:p>
          </table:table-cell>
          <table:table-cell table:style-name="ce2" table:formula="of:=([.S6]+[.S7])/2" office:value-type="float" office:value="1.38867782667692" calcext:value-type="float">
            <text:p>1.3886778267</text:p>
          </table:table-cell>
          <table:table-cell/>
        </table:table-row>
        <table:table-row table:style-name="ro1">
          <table:table-cell table:style-name="ce1" office:value-type="string" calcext:value-type="string">
            <text:p>band matrix</text:p>
          </table:table-cell>
          <table:table-cell table:style-name="ce6" office:value-type="float" office:value="0.00000331823928" calcext:value-type="float">
            <text:p>3.32E-006</text:p>
          </table:table-cell>
          <table:table-cell table:style-name="ce6" office:value-type="float" office:value="0.00000326664468" calcext:value-type="float">
            <text:p>3.27E-006</text:p>
          </table:table-cell>
          <table:table-cell table:style-name="ce1"/>
          <table:table-cell office:value-type="float" office:value="-5.23998537" calcext:value-type="float">
            <text:p>-5.23998537</text:p>
          </table:table-cell>
          <table:table-cell table:style-name="ce1" office:value-type="float" office:value="-5.24436387" calcext:value-type="float">
            <text:p>-5.24436387</text:p>
          </table:table-cell>
          <table:table-cell table:style-name="ce1" table:number-columns-repeated="2"/>
          <table:table-cell office:value-type="float" office:value="69.1" calcext:value-type="float">
            <text:p>69.1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float" office:value="635.7" calcext:value-type="float">
            <text:p>635.7</text:p>
          </table:table-cell>
          <table:table-cell table:style-name="ce1" office:value-type="float" office:value="1.4" calcext:value-type="float">
            <text:p>1.4</text:p>
          </table:table-cell>
          <table:table-cell table:style-name="ce1" table:number-columns-repeated="2"/>
          <table:table-cell office:value-type="float" office:value="335" calcext:value-type="float">
            <text:p>335</text:p>
          </table:table-cell>
          <table:table-cell table:formula="of:=[.P9]/[.T9]" office:value-type="float" office:value="0.00235077821284718" calcext:value-type="float">
            <text:p>0.0023507782</text:p>
          </table:table-cell>
          <table:table-cell office:value-type="float" office:value="6810" calcext:value-type="float">
            <text:p>6810</text:p>
          </table:table-cell>
          <table:table-cell table:formula="of:=[.R9]/[.T9]" office:value-type="float" office:value="0.047787461580565" calcext:value-type="float">
            <text:p>0.0477874616</text:p>
          </table:table-cell>
          <table:table-cell office:value-type="float" office:value="142506" calcext:value-type="float">
            <text:p>142506</text:p>
          </table:table-cell>
        </table:table-row>
        <table:table-row table:style-name="ro1">
          <table:table-cell office:value-type="string" calcext:value-type="string">
            <text:p>band matrix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-0.00000456376178" calcext:value-type="float">
            <text:p>-4.56E-006</text:p>
          </table:table-cell>
          <table:table-cell/>
          <table:table-cell table:style-name="ce5" office:value-type="float" office:value="-7.11884893" calcext:value-type="float">
            <text:p>-7.11884893</text:p>
          </table:table-cell>
          <table:table-cell office:value-type="float" office:value="-9.10184457" calcext:value-type="float">
            <text:p>-9.10184457</text:p>
          </table:table-cell>
          <table:table-cell table:number-columns-repeated="2"/>
          <table:table-cell table:style-name="ce5" office:value-type="float" office:value="82.2" calcext:value-type="float">
            <text:p>82.2</text:p>
          </table:table-cell>
          <table:table-cell office:value-type="float" office:value="5.2" calcext:value-type="float">
            <text:p>5.2</text:p>
          </table:table-cell>
          <table:table-cell/>
          <table:table-cell table:style-name="ce5" office:value-type="float" office:value="829.8" calcext:value-type="float">
            <text:p>829.8</text:p>
          </table:table-cell>
          <table:table-cell office:value-type="float" office:value="9.7" calcext:value-type="float">
            <text:p>9.7</text:p>
          </table:table-cell>
          <table:table-cell table:number-columns-repeated="2"/>
          <table:table-cell table:style-name="Default" office:value-type="float" office:value="128" calcext:value-type="float">
            <text:p>128</text:p>
          </table:table-cell>
          <table:table-cell table:formula="of:=[.P10]/[.T10]" office:value-type="float" office:value="0.0129554655870445" calcext:value-type="float">
            <text:p>0.0129554656</text:p>
          </table:table-cell>
          <table:table-cell table:style-name="Default" office:value-type="float" office:value="2893" calcext:value-type="float">
            <text:p>2893</text:p>
          </table:table-cell>
          <table:table-cell table:formula="of:=[.R10]/[.T10]" office:value-type="float" office:value="0.292813765182186" calcext:value-type="float">
            <text:p>0.2928137652</text:p>
          </table:table-cell>
          <table:table-cell office:value-type="float" office:value="9880" calcext:value-type="float">
            <text:p>9880</text:p>
          </table:table-cell>
        </table:table-row>
        <table:table-row table:style-name="ro1">
          <table:table-cell table:style-name="ce2" office:value-type="string" calcext:value-type="string">
            <text:p>band matrix</text:p>
          </table:table-cell>
          <table:table-cell table:style-name="ce2" table:number-columns-repeated="4"/>
          <table:table-cell table:style-name="ce2" table:formula="of:=([.F9]/[.E9]+[.F10]/[.E10])/2" office:value-type="float" office:value="1.13969562541323" calcext:value-type="float">
            <text:p>1.1396956254</text:p>
          </table:table-cell>
          <table:table-cell table:style-name="ce2" table:number-columns-repeated="2"/>
          <table:table-cell table:style-name="ce2" table:formula="of:=([.I9]+[.I10])/2" office:value-type="float" office:value="75.65" calcext:value-type="float">
            <text:p>75.65</text:p>
          </table:table-cell>
          <table:table-cell table:style-name="ce2" table:formula="of:=([.J9]+[.J10])/2" office:value-type="float" office:value="3.1" calcext:value-type="float">
            <text:p>3.1</text:p>
          </table:table-cell>
          <table:table-cell table:style-name="ce2"/>
          <table:table-cell table:style-name="ce2" table:formula="of:=([.L9]+[.L10])/2" office:value-type="float" office:value="732.75" calcext:value-type="float">
            <text:p>732.75</text:p>
          </table:table-cell>
          <table:table-cell table:style-name="ce2" table:formula="of:=([.M9]+[.M10])/2" office:value-type="float" office:value="5.55" calcext:value-type="float">
            <text:p>5.55</text:p>
          </table:table-cell>
          <table:table-cell table:style-name="ce2" table:number-columns-repeated="2"/>
          <table:table-cell table:style-name="ce2" table:formula="of:=([.P9]+[.P10])/2" office:value-type="float" office:value="231.5" calcext:value-type="float">
            <text:p>231.5</text:p>
          </table:table-cell>
          <table:table-cell table:style-name="ce2" table:formula="of:=([.Q9]+[.Q10])/2" office:value-type="float" office:value="0.00765312189994586" calcext:value-type="float">
            <text:p>0.0076531219</text:p>
          </table:table-cell>
          <table:table-cell table:style-name="ce2" table:formula="of:=([.R9]+[.R10])/2" office:value-type="float" office:value="4851.5" calcext:value-type="float">
            <text:p>4851.5</text:p>
          </table:table-cell>
          <table:table-cell table:style-name="ce2" table:formula="of:=([.S9]+[.S10])/2" office:value-type="float" office:value="0.170300613381376" calcext:value-type="float">
            <text:p>0.1703006134</text:p>
          </table:table-cell>
          <table:table-cell/>
        </table:table-row>
        <table:table-row table:style-name="ro1">
          <table:table-cell table:style-name="ce1" office:value-type="string" calcext:value-type="string">
            <text:p>rank 1</text:p>
          </table:table-cell>
          <table:table-cell table:style-name="ce1" office:value-type="float" office:value="-0.0211830639" calcext:value-type="float">
            <text:p>-0.0211830639</text:p>
          </table:table-cell>
          <table:table-cell table:style-name="ce1" office:value-type="float" office:value="-0.000571451254" calcext:value-type="float">
            <text:p>-0.0005714513</text:p>
          </table:table-cell>
          <table:table-cell table:style-name="ce1"/>
          <table:table-cell office:value-type="float" office:value="-470.433289" calcext:value-type="float">
            <text:p>-470.433289</text:p>
          </table:table-cell>
          <table:table-cell table:style-name="ce1" office:value-type="float" office:value="-735.2661" calcext:value-type="float">
            <text:p>-735.2661</text:p>
          </table:table-cell>
          <table:table-cell table:style-name="ce1" table:number-columns-repeated="2"/>
          <table:table-cell office:value-type="float" office:value="41.4" calcext:value-type="float">
            <text:p>41.4</text:p>
          </table:table-cell>
          <table:table-cell table:style-name="ce1" office:value-type="float" office:value="1.3" calcext:value-type="float">
            <text:p>1.3</text:p>
          </table:table-cell>
          <table:table-cell table:style-name="ce1"/>
          <table:table-cell office:value-type="float" office:value="2424.6" calcext:value-type="float">
            <text:p>2424.6</text:p>
          </table:table-cell>
          <table:table-cell table:style-name="ce1" office:value-type="float" office:value="1.7" calcext:value-type="float">
            <text:p>1.7</text:p>
          </table:table-cell>
          <table:table-cell table:style-name="ce1" table:number-columns-repeated="2"/>
          <table:table-cell office:value-type="float" office:value="281" calcext:value-type="float">
            <text:p>281</text:p>
          </table:table-cell>
          <table:table-cell table:formula="of:=[.P12]/[.T12]" office:value-type="float" office:value="0.00197184679943301" calcext:value-type="float">
            <text:p>0.0019718468</text:p>
          </table:table-cell>
          <table:table-cell office:value-type="float" office:value="45582" calcext:value-type="float">
            <text:p>45582</text:p>
          </table:table-cell>
          <table:table-cell table:formula="of:=[.R12]/[.T12]" office:value-type="float" office:value="0.319860216411941" calcext:value-type="float">
            <text:p>0.3198602164</text:p>
          </table:table-cell>
          <table:table-cell office:value-type="float" office:value="142506" calcext:value-type="float">
            <text:p>142506</text:p>
          </table:table-cell>
        </table:table-row>
        <table:table-row table:style-name="ro1">
          <table:table-cell office:value-type="string" calcext:value-type="string">
            <text:p>rank 1</text:p>
          </table:table-cell>
          <table:table-cell office:value-type="float" office:value="-0.0438694338" calcext:value-type="float">
            <text:p>-0.0438694338</text:p>
          </table:table-cell>
          <table:table-cell office:value-type="float" office:value="-0.00490654334" calcext:value-type="float">
            <text:p>-0.0049065433</text:p>
          </table:table-cell>
          <table:table-cell/>
          <table:table-cell table:style-name="ce5" office:value-type="float" office:value="-2401.76174" calcext:value-type="float">
            <text:p>-2401.76174</text:p>
          </table:table-cell>
          <table:table-cell office:value-type="float" office:value="-3496.38829" calcext:value-type="float">
            <text:p>-3496.38829</text:p>
          </table:table-cell>
          <table:table-cell table:number-columns-repeated="2"/>
          <table:table-cell table:style-name="ce5" office:value-type="float" office:value="404.3" calcext:value-type="float">
            <text:p>404.3</text:p>
          </table:table-cell>
          <table:table-cell office:value-type="float" office:value="7.5" calcext:value-type="float">
            <text:p>7.5</text:p>
          </table:table-cell>
          <table:table-cell/>
          <table:table-cell table:style-name="ce5" office:value-type="float" office:value="891.6" calcext:value-type="float">
            <text:p>891.6</text:p>
          </table:table-cell>
          <table:table-cell office:value-type="float" office:value="8.4" calcext:value-type="float">
            <text:p>8.4</text:p>
          </table:table-cell>
          <table:table-cell table:number-columns-repeated="2"/>
          <table:table-cell table:style-name="Default" office:value-type="float" office:value="180" calcext:value-type="float">
            <text:p>180</text:p>
          </table:table-cell>
          <table:table-cell table:formula="of:=[.P13]/[.T13]" office:value-type="float" office:value="0.0182186234817814" calcext:value-type="float">
            <text:p>0.0182186235</text:p>
          </table:table-cell>
          <table:table-cell table:style-name="Default" office:value-type="float" office:value="2894" calcext:value-type="float">
            <text:p>2894</text:p>
          </table:table-cell>
          <table:table-cell table:formula="of:=[.R13]/[.T13]" office:value-type="float" office:value="0.292914979757085" calcext:value-type="float">
            <text:p>0.2929149798</text:p>
          </table:table-cell>
          <table:table-cell office:value-type="float" office:value="9880" calcext:value-type="float">
            <text:p>9880</text:p>
          </table:table-cell>
        </table:table-row>
        <table:table-row table:style-name="ro1">
          <table:table-cell table:style-name="ce2" office:value-type="string" calcext:value-type="string">
            <text:p>rank 1</text:p>
          </table:table-cell>
          <table:table-cell table:style-name="ce2" table:number-columns-repeated="4"/>
          <table:table-cell table:style-name="ce2" table:formula="of:=([.F12]/[.E12]+[.F13]/[.E13])/2" office:value-type="float" office:value="1.50935746199085" calcext:value-type="float">
            <text:p>1.509357462</text:p>
          </table:table-cell>
          <table:table-cell table:style-name="ce2" table:number-columns-repeated="2"/>
          <table:table-cell table:style-name="ce2" table:formula="of:=([.I12]+[.I13])/2" office:value-type="float" office:value="222.85" calcext:value-type="float">
            <text:p>222.85</text:p>
          </table:table-cell>
          <table:table-cell table:style-name="ce2" table:formula="of:=([.J12]+[.J13])/2" office:value-type="float" office:value="4.4" calcext:value-type="float">
            <text:p>4.4</text:p>
          </table:table-cell>
          <table:table-cell table:style-name="ce2"/>
          <table:table-cell table:style-name="ce2" table:formula="of:=([.L12]+[.L13])/2" office:value-type="float" office:value="1658.1" calcext:value-type="float">
            <text:p>1658.1</text:p>
          </table:table-cell>
          <table:table-cell table:style-name="ce2" table:formula="of:=([.M12]+[.M13])/2" office:value-type="float" office:value="5.05" calcext:value-type="float">
            <text:p>5.05</text:p>
          </table:table-cell>
          <table:table-cell table:style-name="ce2" table:number-columns-repeated="2"/>
          <table:table-cell table:style-name="ce2" table:formula="of:=([.P12]+[.P13])/2" office:value-type="float" office:value="230.5" calcext:value-type="float">
            <text:p>230.5</text:p>
          </table:table-cell>
          <table:table-cell table:style-name="ce2" table:formula="of:=([.Q12]+[.Q13])/2" office:value-type="float" office:value="0.0100952351406072" calcext:value-type="float">
            <text:p>0.0100952351</text:p>
          </table:table-cell>
          <table:table-cell table:style-name="ce2" table:formula="of:=([.R12]+[.R13])/2" office:value-type="float" office:value="24238" calcext:value-type="float">
            <text:p>24238</text:p>
          </table:table-cell>
          <table:table-cell table:style-name="ce2" table:formula="of:=([.S12]+[.S13])/2" office:value-type="float" office:value="0.306387598084513" calcext:value-type="float">
            <text:p>0.3063875981</text:p>
          </table:table-cell>
          <table:table-cell/>
        </table:table-row>
        <table:table-row table:style-name="ro1">
          <table:table-cell table:style-name="ce1" office:value-type="string" calcext:value-type="string">
            <text:p>$\mathcal{N}(0,1/m)$</text:p>
          </table:table-cell>
          <table:table-cell table:style-name="ce1" office:value-type="float" office:value="0.0356859378" calcext:value-type="float">
            <text:p>0.0356859378</text:p>
          </table:table-cell>
          <table:table-cell table:style-name="ce6" office:value-type="float" office:value="0.00000282722853" calcext:value-type="float">
            <text:p>2.83E-006</text:p>
          </table:table-cell>
          <table:table-cell table:style-name="ce1"/>
          <table:table-cell office:value-type="float" office:value="-3.36822279" calcext:value-type="float">
            <text:p>-3.36822279</text:p>
          </table:table-cell>
          <table:table-cell table:style-name="ce1" office:value-type="float" office:value="-4.3067849" calcext:value-type="float">
            <text:p>-4.3067849</text:p>
          </table:table-cell>
          <table:table-cell table:style-name="ce1" table:number-columns-repeated="2"/>
          <table:table-cell office:value-type="float" office:value="2955.6" calcext:value-type="float">
            <text:p>2955.6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float" office:value="1758.8" calcext:value-type="float">
            <text:p>1758.8</text:p>
          </table:table-cell>
          <table:table-cell table:style-name="ce1" office:value-type="float" office:value="1.8" calcext:value-type="float">
            <text:p>1.8</text:p>
          </table:table-cell>
          <table:table-cell table:style-name="ce1" table:number-columns-repeated="2"/>
          <table:table-cell office:value-type="float" office:value="84803" calcext:value-type="float">
            <text:p>84803</text:p>
          </table:table-cell>
          <table:table-cell table:formula="of:=[.P15]/[.T15]" office:value-type="float" office:value="0.595083715773371" calcext:value-type="float">
            <text:p>0.5950837158</text:p>
          </table:table-cell>
          <table:table-cell office:value-type="float" office:value="28945" calcext:value-type="float">
            <text:p>28945</text:p>
          </table:table-cell>
          <table:table-cell table:formula="of:=[.R15]/[.T15]" office:value-type="float" office:value="0.203114254838393" calcext:value-type="float">
            <text:p>0.2031142548</text:p>
          </table:table-cell>
          <table:table-cell office:value-type="float" office:value="142506" calcext:value-type="float">
            <text:p>142506</text:p>
          </table:table-cell>
        </table:table-row>
        <table:table-row table:style-name="ro1">
          <table:table-cell office:value-type="string" calcext:value-type="string">
            <text:p>$\mathcal{N}(0,1/m)$</text:p>
          </table:table-cell>
          <table:table-cell office:value-type="float" office:value="0.142492434" calcext:value-type="float">
            <text:p>0.142492434</text:p>
          </table:table-cell>
          <table:table-cell office:value-type="float" office:value="0.0331619718" calcext:value-type="float">
            <text:p>0.0331619718</text:p>
          </table:table-cell>
          <table:table-cell/>
          <table:table-cell table:style-name="ce5" office:value-type="float" office:value="-2.39705177" calcext:value-type="float">
            <text:p>-2.39705177</text:p>
          </table:table-cell>
          <table:table-cell office:value-type="float" office:value="-2.9779934" calcext:value-type="float">
            <text:p>-2.9779934</text:p>
          </table:table-cell>
          <table:table-cell table:number-columns-repeated="2"/>
          <table:table-cell table:style-name="ce5" office:value-type="float" office:value="1114.5" calcext:value-type="float">
            <text:p>1114.5</text:p>
          </table:table-cell>
          <table:table-cell office:value-type="float" office:value="13.8" calcext:value-type="float">
            <text:p>13.8</text:p>
          </table:table-cell>
          <table:table-cell/>
          <table:table-cell table:style-name="ce5" office:value-type="float" office:value="1217.3" calcext:value-type="float">
            <text:p>1217.3</text:p>
          </table:table-cell>
          <table:table-cell office:value-type="float" office:value="9.8" calcext:value-type="float">
            <text:p>9.8</text:p>
          </table:table-cell>
          <table:table-cell table:number-columns-repeated="2"/>
          <table:table-cell table:style-name="Default" office:value-type="float" office:value="5947" calcext:value-type="float">
            <text:p>5947</text:p>
          </table:table-cell>
          <table:table-cell table:formula="of:=[.P16]/[.T16]" office:value-type="float" office:value="0.601923076923077" calcext:value-type="float">
            <text:p>0.6019230769</text:p>
          </table:table-cell>
          <table:table-cell table:style-name="Default" office:value-type="float" office:value="9629" calcext:value-type="float">
            <text:p>9629</text:p>
          </table:table-cell>
          <table:table-cell table:formula="of:=[.R16]/[.T16]" office:value-type="float" office:value="0.974595141700405" calcext:value-type="float">
            <text:p>0.9745951417</text:p>
          </table:table-cell>
          <table:table-cell office:value-type="float" office:value="9880" calcext:value-type="float">
            <text:p>9880</text:p>
          </table:table-cell>
        </table:table-row>
        <table:table-row table:style-name="ro1">
          <table:table-cell table:style-name="ce2" office:value-type="string" calcext:value-type="string">
            <text:p>$\mathcal{N}(0,1/m)$</text:p>
          </table:table-cell>
          <table:table-cell table:style-name="ce2"/>
          <table:table-cell table:style-name="ce2" table:formula="of:=([.C15]/[.B15]+[.C16]/[.B16])/2" office:value-type="float" office:value="0.116403586745678" calcext:value-type="float">
            <text:p>0.1164035867</text:p>
          </table:table-cell>
          <table:table-cell table:style-name="ce2" table:number-columns-repeated="2"/>
          <table:table-cell table:style-name="ce2" table:formula="of:=([.F15]/[.E15]+[.F16]/[.E16])/2" office:value-type="float" office:value="1.26050437911174" calcext:value-type="float">
            <text:p>1.2605043791</text:p>
          </table:table-cell>
          <table:table-cell table:style-name="ce2" table:number-columns-repeated="2"/>
          <table:table-cell table:style-name="ce2" table:formula="of:=([.I15]+[.I16])/2" office:value-type="float" office:value="2035.05" calcext:value-type="float">
            <text:p>2035.05</text:p>
          </table:table-cell>
          <table:table-cell table:style-name="ce2" table:formula="of:=([.J15]+[.J16])/2" office:value-type="float" office:value="7.4" calcext:value-type="float">
            <text:p>7.4</text:p>
          </table:table-cell>
          <table:table-cell table:style-name="ce2"/>
          <table:table-cell table:style-name="ce2" table:formula="of:=([.L15]+[.L16])/2" office:value-type="float" office:value="1488.05" calcext:value-type="float">
            <text:p>1488.05</text:p>
          </table:table-cell>
          <table:table-cell table:style-name="ce2" table:formula="of:=([.M15]+[.M16])/2" office:value-type="float" office:value="5.8" calcext:value-type="float">
            <text:p>5.8</text:p>
          </table:table-cell>
          <table:table-cell table:style-name="ce2" table:number-columns-repeated="2"/>
          <table:table-cell table:style-name="ce2" table:formula="of:=([.P15]+[.P16])/2" office:value-type="float" office:value="45375" calcext:value-type="float">
            <text:p>45375</text:p>
          </table:table-cell>
          <table:table-cell table:style-name="ce2" table:formula="of:=([.Q15]+[.Q16])/2" office:value-type="float" office:value="0.598503396348224" calcext:value-type="float">
            <text:p>0.5985033963</text:p>
          </table:table-cell>
          <table:table-cell table:style-name="ce2" table:formula="of:=([.R15]+[.R16])/2" office:value-type="float" office:value="19287" calcext:value-type="float">
            <text:p>19287</text:p>
          </table:table-cell>
          <table:table-cell table:style-name="ce2" table:formula="of:=([.S15]+[.S16])/2" office:value-type="float" office:value="0.588854698269399" calcext:value-type="float">
            <text:p>0.5888546983</text:p>
          </table:table-cell>
          <table:table-cell/>
        </table:table-row>
        <table:table-row table:style-name="ro1">
          <table:table-cell table:style-name="ce1" office:value-type="string" calcext:value-type="string">
            <text:p>$\pm 1/\sqrt{m}$</text:p>
          </table:table-cell>
          <table:table-cell table:style-name="ce1" office:value-type="float" office:value="0.0372846188" calcext:value-type="float">
            <text:p>0.0372846188</text:p>
          </table:table-cell>
          <table:table-cell table:style-name="ce6" office:value-type="float" office:value="0.000003855797" calcext:value-type="float">
            <text:p>3.86E-006</text:p>
          </table:table-cell>
          <table:table-cell table:style-name="ce1"/>
          <table:table-cell office:value-type="float" office:value="-3.32832422" calcext:value-type="float">
            <text:p>-3.32832422</text:p>
          </table:table-cell>
          <table:table-cell table:style-name="ce1" office:value-type="float" office:value="-4.43864847" calcext:value-type="float">
            <text:p>-4.43864847</text:p>
          </table:table-cell>
          <table:table-cell table:style-name="ce1" table:number-columns-repeated="2"/>
          <table:table-cell office:value-type="float" office:value="2947.6" calcext:value-type="float">
            <text:p>2947.6</text:p>
          </table:table-cell>
          <table:table-cell table:style-name="ce1" office:value-type="float" office:value="0.9" calcext:value-type="float">
            <text:p>0.9</text:p>
          </table:table-cell>
          <table:table-cell table:style-name="ce1"/>
          <table:table-cell office:value-type="float" office:value="1877.1" calcext:value-type="float">
            <text:p>1877.1</text:p>
          </table:table-cell>
          <table:table-cell table:style-name="ce1" office:value-type="float" office:value="1.6" calcext:value-type="float">
            <text:p>1.6</text:p>
          </table:table-cell>
          <table:table-cell table:style-name="ce1" table:number-columns-repeated="2"/>
          <table:table-cell office:value-type="float" office:value="89817" calcext:value-type="float">
            <text:p>89817</text:p>
          </table:table-cell>
          <table:table-cell table:formula="of:=[.P18]/[.T18]" office:value-type="float" office:value="0.630268199233716" calcext:value-type="float">
            <text:p>0.6302681992</text:p>
          </table:table-cell>
          <table:table-cell office:value-type="float" office:value="36333" calcext:value-type="float">
            <text:p>36333</text:p>
          </table:table-cell>
          <table:table-cell table:formula="of:=[.R18]/[.T18]" office:value-type="float" office:value="0.254957685992169" calcext:value-type="float">
            <text:p>0.254957686</text:p>
          </table:table-cell>
          <table:table-cell office:value-type="float" office:value="142506" calcext:value-type="float">
            <text:p>142506</text:p>
          </table:table-cell>
        </table:table-row>
        <table:table-row table:style-name="ro1">
          <table:table-cell office:value-type="string" calcext:value-type="string">
            <text:p>$\pm 1/\sqrt{m}$</text:p>
          </table:table-cell>
          <table:table-cell office:value-type="float" office:value="0.300341856" calcext:value-type="float">
            <text:p>0.300341856</text:p>
          </table:table-cell>
          <table:table-cell office:value-type="float" office:value="0.0879972035" calcext:value-type="float">
            <text:p>0.0879972035</text:p>
          </table:table-cell>
          <table:table-cell/>
          <table:table-cell table:style-name="ce5" office:value-type="float" office:value="-1.93911999" calcext:value-type="float">
            <text:p>-1.93911999</text:p>
          </table:table-cell>
          <table:table-cell office:value-type="float" office:value="-2.43738845" calcext:value-type="float">
            <text:p>-2.43738845</text:p>
          </table:table-cell>
          <table:table-cell table:number-columns-repeated="2"/>
          <table:table-cell table:style-name="ce5" office:value-type="float" office:value="1265" calcext:value-type="float">
            <text:p>1265</text:p>
          </table:table-cell>
          <table:table-cell office:value-type="float" office:value="6.5" calcext:value-type="float">
            <text:p>6.5</text:p>
          </table:table-cell>
          <table:table-cell/>
          <table:table-cell table:style-name="ce5" office:value-type="float" office:value="1197.8" calcext:value-type="float">
            <text:p>1197.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Default" office:value-type="float" office:value="11703" calcext:value-type="float">
            <text:p>11703</text:p>
          </table:table-cell>
          <table:table-cell table:formula="of:=[.P19]/[.T19]" office:value-type="float" office:value="1.18451417004049" calcext:value-type="float">
            <text:p>1.18451417</text:p>
          </table:table-cell>
          <table:table-cell table:style-name="Default" office:value-type="float" office:value="10817" calcext:value-type="float">
            <text:p>10817</text:p>
          </table:table-cell>
          <table:table-cell table:formula="of:=[.R19]/[.T19]" office:value-type="float" office:value="1.09483805668016" calcext:value-type="float">
            <text:p>1.0948380567</text:p>
          </table:table-cell>
          <table:table-cell office:value-type="float" office:value="9880" calcext:value-type="float">
            <text:p>9880</text:p>
          </table:table-cell>
        </table:table-row>
        <table:table-row table:style-name="ro1">
          <table:table-cell table:style-name="ce2" office:value-type="string" calcext:value-type="string">
            <text:p>$\pm 1/\sqrt{m}$</text:p>
          </table:table-cell>
          <table:table-cell table:style-name="ce2"/>
          <table:table-cell table:style-name="ce2" table:formula="of:=([.C18]/[.B18]+[.C19]/[.B19])/2" office:value-type="float" office:value="0.146546779378402" calcext:value-type="float">
            <text:p>0.1465467794</text:p>
          </table:table-cell>
          <table:table-cell table:style-name="ce2" table:number-columns-repeated="2"/>
          <table:table-cell table:style-name="ce2" table:formula="of:=([.F18]/[.E18]+[.F19]/[.E19])/2" office:value-type="float" office:value="1.29527727798964" calcext:value-type="float">
            <text:p>1.295277278</text:p>
          </table:table-cell>
          <table:table-cell table:style-name="ce2" table:number-columns-repeated="2"/>
          <table:table-cell table:style-name="ce2" table:formula="of:=([.I18]+[.I19])/2" office:value-type="float" office:value="2106.3" calcext:value-type="float">
            <text:p>2106.3</text:p>
          </table:table-cell>
          <table:table-cell table:style-name="ce2" table:formula="of:=([.J18]+[.J19])/2" office:value-type="float" office:value="3.7" calcext:value-type="float">
            <text:p>3.7</text:p>
          </table:table-cell>
          <table:table-cell table:style-name="ce2"/>
          <table:table-cell table:style-name="ce2" table:formula="of:=([.L18]+[.L19])/2" office:value-type="float" office:value="1537.45" calcext:value-type="float">
            <text:p>1537.45</text:p>
          </table:table-cell>
          <table:table-cell table:style-name="ce2" table:formula="of:=([.M18]+[.M19])/2" office:value-type="float" office:value="4.3" calcext:value-type="float">
            <text:p>4.3</text:p>
          </table:table-cell>
          <table:table-cell table:style-name="ce2" table:number-columns-repeated="2"/>
          <table:table-cell table:style-name="ce2" table:formula="of:=([.P18]+[.P19])/2" office:value-type="float" office:value="50760" calcext:value-type="float">
            <text:p>50760</text:p>
          </table:table-cell>
          <table:table-cell table:style-name="ce2" table:formula="of:=([.Q18]+[.Q19])/2" office:value-type="float" office:value="0.907391184637101" calcext:value-type="float">
            <text:p>0.9073911846</text:p>
          </table:table-cell>
          <table:table-cell table:style-name="ce2" table:formula="of:=([.R18]+[.R19])/2" office:value-type="float" office:value="23575" calcext:value-type="float">
            <text:p>23575</text:p>
          </table:table-cell>
          <table:table-cell table:style-name="ce2" table:formula="of:=([.S18]+[.S19])/2" office:value-type="float" office:value="0.674897871336165" calcext:value-type="float">
            <text:p>0.6748978713</text:p>
          </table:table-cell>
          <table:table-cell/>
        </table:table-row>
        <table:table-row table:style-name="ro1">
          <table:table-cell table:style-name="ce1" office:value-type="string" calcext:value-type="string">
            <text:p>$0, \pm \sqrt{3/m}$</text:p>
          </table:table-cell>
          <table:table-cell table:style-name="ce6" office:value-type="float" office:value="0.0155731541" calcext:value-type="float">
            <text:p>1.56E-002</text:p>
          </table:table-cell>
          <table:table-cell table:style-name="ce6" office:value-type="float" office:value="0.00000072254756" calcext:value-type="float">
            <text:p>7.23E-007</text:p>
          </table:table-cell>
          <table:table-cell table:style-name="ce1"/>
          <table:table-cell office:value-type="float" office:value="-3.42057036" calcext:value-type="float">
            <text:p>-3.42057036</text:p>
          </table:table-cell>
          <table:table-cell table:style-name="ce1" office:value-type="float" office:value="-4.3132699" calcext:value-type="float">
            <text:p>-4.3132699</text:p>
          </table:table-cell>
          <table:table-cell table:style-name="ce1" office:value-type="float" office:value="-3.42057036" calcext:value-type="float">
            <text:p>-3.42057036</text:p>
          </table:table-cell>
          <table:table-cell table:style-name="ce1"/>
          <table:table-cell office:value-type="float" office:value="2309.4" calcext:value-type="float">
            <text:p>2309.4</text:p>
          </table:table-cell>
          <table:table-cell table:style-name="ce1" office:value-type="float" office:value="1.1" calcext:value-type="float">
            <text:p>1.1</text:p>
          </table:table-cell>
          <table:table-cell table:style-name="ce1"/>
          <table:table-cell office:value-type="float" office:value="1426.4" calcext:value-type="float">
            <text:p>1426.4</text:p>
          </table:table-cell>
          <table:table-cell table:style-name="ce1" office:value-type="float" office:value="1.8" calcext:value-type="float">
            <text:p>1.8</text:p>
          </table:table-cell>
          <table:table-cell table:style-name="ce1" table:number-columns-repeated="2"/>
          <table:table-cell office:value-type="float" office:value="70893" calcext:value-type="float">
            <text:p>70893</text:p>
          </table:table-cell>
          <table:table-cell table:formula="of:=[.P21]/[.T21]" office:value-type="float" office:value="0.497473790577239" calcext:value-type="float">
            <text:p>0.4974737906</text:p>
          </table:table-cell>
          <table:table-cell office:value-type="float" office:value="21163" calcext:value-type="float">
            <text:p>21163</text:p>
          </table:table-cell>
          <table:table-cell table:formula="of:=[.R21]/[.T21]" office:value-type="float" office:value="0.148506027816373" calcext:value-type="float">
            <text:p>0.1485060278</text:p>
          </table:table-cell>
          <table:table-cell office:value-type="float" office:value="142506" calcext:value-type="float">
            <text:p>142506</text:p>
          </table:table-cell>
        </table:table-row>
        <table:table-row table:style-name="ro1">
          <table:table-cell office:value-type="string" calcext:value-type="string">
            <text:p>$0, \pm \sqrt{3/m}$</text:p>
          </table:table-cell>
          <table:table-cell office:value-type="float" office:value="0.191834954" calcext:value-type="float">
            <text:p>0.191834954</text:p>
          </table:table-cell>
          <table:table-cell office:value-type="float" office:value="0.0481608146" calcext:value-type="float">
            <text:p>0.0481608146</text:p>
          </table:table-cell>
          <table:table-cell/>
          <table:table-cell table:style-name="ce5" office:value-type="float" office:value="-2.24014564" calcext:value-type="float">
            <text:p>-2.24014564</text:p>
          </table:table-cell>
          <table:table-cell office:value-type="float" office:value="-2.68854347" calcext:value-type="float">
            <text:p>-2.68854347</text:p>
          </table:table-cell>
          <table:table-cell table:number-columns-repeated="2"/>
          <table:table-cell table:style-name="ce5" office:value-type="float" office:value="1153.5" calcext:value-type="float">
            <text:p>1153.5</text:p>
          </table:table-cell>
          <table:table-cell office:value-type="float" office:value="10.1" calcext:value-type="float">
            <text:p>10.1</text:p>
          </table:table-cell>
          <table:table-cell/>
          <table:table-cell table:style-name="ce5" office:value-type="float" office:value="1193.2" calcext:value-type="float">
            <text:p>1193.2</text:p>
          </table:table-cell>
          <table:table-cell office:value-type="float" office:value="8.9" calcext:value-type="float">
            <text:p>8.9</text:p>
          </table:table-cell>
          <table:table-cell table:number-columns-repeated="2"/>
          <table:table-cell table:style-name="Default" office:value-type="float" office:value="10095" calcext:value-type="float">
            <text:p>10095</text:p>
          </table:table-cell>
          <table:table-cell table:formula="of:=[.P22]/[.T22]" office:value-type="float" office:value="1.02176113360324" calcext:value-type="float">
            <text:p>1.0217611336</text:p>
          </table:table-cell>
          <table:table-cell table:style-name="Default" office:value-type="float" office:value="10523" calcext:value-type="float">
            <text:p>10523</text:p>
          </table:table-cell>
          <table:table-cell table:formula="of:=[.R22]/[.T22]" office:value-type="float" office:value="1.06508097165992" calcext:value-type="float">
            <text:p>1.0650809717</text:p>
          </table:table-cell>
          <table:table-cell office:value-type="float" office:value="9880" calcext:value-type="float">
            <text:p>9880</text:p>
          </table:table-cell>
        </table:table-row>
        <table:table-row table:style-name="ro1">
          <table:table-cell table:style-name="ce2" office:value-type="string" calcext:value-type="string">
            <text:p>$0, \pm \sqrt{3/m}$</text:p>
          </table:table-cell>
          <table:table-cell table:style-name="ce2"/>
          <table:table-cell table:style-name="ce2" table:formula="of:=([.C21]/[.B21]+[.C22]/[.B22])/2" office:value-type="float" office:value="0.125549891094114" calcext:value-type="float">
            <text:p>0.1255498911</text:p>
          </table:table-cell>
          <table:table-cell table:style-name="ce2" table:number-columns-repeated="2"/>
          <table:table-cell table:style-name="ce2" table:formula="of:=([.F21]/[.E21]+[.F22]/[.E22])/2" office:value-type="float" office:value="1.23057216081107" calcext:value-type="float">
            <text:p>1.2305721608</text:p>
          </table:table-cell>
          <table:table-cell table:style-name="ce2" table:number-columns-repeated="2"/>
          <table:table-cell table:style-name="ce2" table:formula="of:=([.I21]+[.I22])/2" office:value-type="float" office:value="1731.45" calcext:value-type="float">
            <text:p>1731.45</text:p>
          </table:table-cell>
          <table:table-cell table:style-name="ce2" table:formula="of:=([.J21]+[.J22])/2" office:value-type="float" office:value="5.6" calcext:value-type="float">
            <text:p>5.6</text:p>
          </table:table-cell>
          <table:table-cell table:style-name="ce2"/>
          <table:table-cell table:style-name="ce2" table:formula="of:=([.L21]+[.L22])/2" office:value-type="float" office:value="1309.8" calcext:value-type="float">
            <text:p>1309.8</text:p>
          </table:table-cell>
          <table:table-cell table:style-name="ce2" table:formula="of:=([.M21]+[.M22])/2" office:value-type="float" office:value="5.35" calcext:value-type="float">
            <text:p>5.35</text:p>
          </table:table-cell>
          <table:table-cell table:style-name="ce2" table:number-columns-repeated="2"/>
          <table:table-cell table:style-name="ce2" table:formula="of:=([.P21]+[.P22])/2" office:value-type="float" office:value="40494" calcext:value-type="float">
            <text:p>40494</text:p>
          </table:table-cell>
          <table:table-cell table:style-name="ce2" table:formula="of:=([.Q21]+[.Q22])/2" office:value-type="float" office:value="0.759617462090239" calcext:value-type="float">
            <text:p>0.7596174621</text:p>
          </table:table-cell>
          <table:table-cell table:style-name="ce2" table:formula="of:=([.R21]+[.R22])/2" office:value-type="float" office:value="15843" calcext:value-type="float">
            <text:p>15843</text:p>
          </table:table-cell>
          <table:table-cell table:style-name="ce2" table:formula="of:=([.S21]+[.S22])/2" office:value-type="float" office:value="0.606793499738146" calcext:value-type="float">
            <text:p>0.6067934997</text:p>
          </table:table-cell>
          <table:table-cell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3"/>
          <table:table-cell table:style-name="ce3" table:formula="of:=([.C3]/[.B3]+[.C4]/[.B4]+[.C6]/[.B6]+[.C7]/[.B7]+[.C15]/[.B15]+[.C16]/[.B16]+[.C18]/[.B18]+[.C19]/[.B19]+[.C21]/[.B21]+[.C22]/[.B22])/10" office:value-type="float" office:value="0.136238453547457" calcext:value-type="float">
            <text:p>0.1362384535</text:p>
          </table:table-cell>
          <table:table-cell table:style-name="ce3" table:number-columns-repeated="2"/>
          <table:table-cell table:style-name="ce3" table:formula="of:=([.F3]/[.E3]+[.F4]/[.E4]+[.F6]/[.E6]+[.F7]/[.E7]+[.F15]/[.E15]+[.F16]/[.E16]+[.F18]/[.E18]+[.F19]/[.E19]+[.F21]/[.E21]+[.F22]/[.E22])/10" office:value-type="float" office:value="1.2991772740293" calcext:value-type="float">
            <text:p>1.299177274</text:p>
          </table:table-cell>
          <table:table-cell table:style-name="ce3" table:number-columns-repeated="2"/>
          <table:table-cell table:style-name="ce3" table:formula="of:=([.I5]+[.I8]+[.I11]+[.I14]+[.I17]+[.I20]+[.I23])/7" office:value-type="float" office:value="1475.18571428571" calcext:value-type="float">
            <text:p>1475.1857142857</text:p>
          </table:table-cell>
          <table:table-cell table:style-name="ce3" table:formula="of:=([.J5]+[.J8]+[.J11]+[.J14]+[.J17]+[.J20]+[.J23])/7" office:value-type="float" office:value="4.94285714285714" calcext:value-type="float">
            <text:p>4.9428571429</text:p>
          </table:table-cell>
          <table:table-cell table:style-name="ce3"/>
          <table:table-cell table:style-name="ce3" table:formula="of:=([.L5]+[.L8]+[.L11]+[.L14]+[.L17]+[.L20]+[.L23])/7" office:value-type="float" office:value="1543.02857142857" calcext:value-type="float">
            <text:p>1543.0285714286</text:p>
          </table:table-cell>
          <table:table-cell table:style-name="ce3" table:formula="of:=([.M5]+[.M8]+[.M11]+[.M14]+[.M17]+[.M20]+[.M23])/7" office:value-type="float" office:value="5.07142857142857" calcext:value-type="float">
            <text:p>5.0714285714</text:p>
          </table:table-cell>
          <table:table-cell table:style-name="ce3" table:number-columns-repeated="2"/>
          <table:table-cell table:style-name="ce3" table:formula="of:=([.P3]+[.P4]+[.P6]+[.P7]+[.P9]+[.P10]+[.P12]+[.P13]+[.P15]+[.P16]+[.P18]+[.P19]+[.P21]+[.P22])/2" office:value-type="float" office:value="226304" calcext:value-type="float">
            <text:p>226304</text:p>
          </table:table-cell>
          <table:table-cell table:style-name="ce3" table:formula="of:=([.Q5]+[.Q8]+[.Q11]+[.Q14]+[.Q17]+[.Q20]+[.Q23])/7" office:value-type="float" office:value="0.563798734394405" calcext:value-type="float">
            <text:p>0.5637987344</text:p>
          </table:table-cell>
          <table:table-cell table:style-name="ce3" table:formula="of:=([.R3]+[.R4]+[.R6]+[.R7]+[.R9]+[.R10]+[.R12]+[.R13]+[.R15]+[.R16]+[.R18]+[.R19]+[.R21]+[.R22])/2" office:value-type="float" office:value="182785.5" calcext:value-type="float">
            <text:p>182785.5</text:p>
          </table:table-cell>
          <table:table-cell table:style-name="ce3" table:formula="of:=([.S5]+[.S8]+[.S11]+[.S14]+[.S17]+[.S20]+[.S23])/7" office:value-type="float" office:value="0.618737047768678" calcext:value-type="float">
            <text:p>0.618737047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an Gally</meta:initial-creator>
    <meta:creation-date>2014-12-22T14:14:47.672190207</meta:creation-date>
    <dc:date>2014-12-22T17:01:55.216606059</dc:date>
    <dc:creator>Tristan Gally</dc:creator>
    <meta:editing-duration>PT2H31M5S</meta:editing-duration>
    <meta:editing-cycles>4</meta:editing-cycles>
    <meta:generator>LibreOffice/4.2.7.2$Linux_X86_64 LibreOffice_project/420m0$Build-2</meta:generator>
    <meta:document-statistic meta:table-count="1" meta:cell-count="302" meta:object-count="0"/>
  </office:meta>
</office:document-meta>
</file>